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9pt" officeooo:rsid="001f8a56" officeooo:paragraph-rsid="001f8a56" style:font-size-asian="9pt" style:font-size-complex="9pt"/>
    </style:style>
    <style:style style:name="P2" style:family="paragraph" style:parent-style-name="Standard">
      <style:text-properties style:font-name="Consolas" fo:font-size="9pt" officeooo:rsid="001f8a56" officeooo:paragraph-rsid="00240f6f" style:font-size-asian="9pt" style:font-size-complex="9pt"/>
    </style:style>
    <style:style style:name="P3" style:family="paragraph" style:parent-style-name="Standard">
      <style:text-properties style:font-name="Consolas" fo:font-size="9pt" officeooo:rsid="001f8a56" officeooo:paragraph-rsid="00285850" style:font-size-asian="9pt" style:font-size-complex="9pt"/>
    </style:style>
    <style:style style:name="P4" style:family="paragraph" style:parent-style-name="Standard">
      <style:text-properties style:font-name="Consolas" fo:font-size="9pt" officeooo:rsid="001f8a56" officeooo:paragraph-rsid="00286af9" style:font-size-asian="9pt" style:font-size-complex="9pt"/>
    </style:style>
    <style:style style:name="P5" style:family="paragraph" style:parent-style-name="Standard">
      <style:text-properties style:font-name="Consolas" fo:font-size="9pt" officeooo:rsid="001f8a56" officeooo:paragraph-rsid="00287246" style:font-size-asian="9pt" style:font-size-complex="9pt"/>
    </style:style>
    <style:style style:name="P6" style:family="paragraph" style:parent-style-name="Standard">
      <style:text-properties style:font-name="Consolas" fo:font-size="9pt" officeooo:rsid="001f8a56" officeooo:paragraph-rsid="002b2282" style:font-size-asian="9pt" style:font-size-complex="9pt"/>
    </style:style>
    <style:style style:name="P7" style:family="paragraph" style:parent-style-name="Standard">
      <style:text-properties style:font-name="Consolas" fo:font-size="9pt" officeooo:rsid="001f8a56" officeooo:paragraph-rsid="0030cf65" style:font-size-asian="9pt" style:font-size-complex="9pt"/>
    </style:style>
    <style:style style:name="P8" style:family="paragraph" style:parent-style-name="Standard">
      <style:text-properties style:font-name="Consolas" fo:font-size="9pt" officeooo:rsid="001f8a56" officeooo:paragraph-rsid="0044fc36" style:font-size-asian="9pt" style:font-size-complex="9pt"/>
    </style:style>
    <style:style style:name="P9" style:family="paragraph" style:parent-style-name="Standard">
      <style:text-properties style:font-name="Consolas" fo:font-size="9pt" officeooo:rsid="001f8a56" officeooo:paragraph-rsid="002309cc" style:font-size-asian="9pt" style:font-size-complex="9pt"/>
    </style:style>
    <style:style style:name="P10" style:family="paragraph" style:parent-style-name="Standard">
      <style:text-properties style:font-name="Consolas" fo:font-size="9pt" officeooo:rsid="001f8a56" officeooo:paragraph-rsid="002924e0" style:font-size-asian="9pt" style:font-size-complex="9pt"/>
    </style:style>
    <style:style style:name="P11" style:family="paragraph" style:parent-style-name="Standard">
      <style:text-properties style:font-name="Consolas" fo:font-size="9pt" officeooo:rsid="001f8a56" officeooo:paragraph-rsid="004d4921" style:font-size-asian="9pt" style:font-size-complex="9pt"/>
    </style:style>
    <style:style style:name="P12" style:family="paragraph" style:parent-style-name="Standard">
      <style:text-properties style:font-name="Consolas" fo:font-size="9pt" officeooo:rsid="0027fdfa" officeooo:paragraph-rsid="0027fdfa" style:font-size-asian="9pt" style:font-size-complex="9pt"/>
    </style:style>
    <style:style style:name="P13" style:family="paragraph" style:parent-style-name="Standard">
      <style:text-properties style:font-name="Consolas" fo:font-size="9pt" officeooo:rsid="0027fdfa" officeooo:paragraph-rsid="001f8a56" style:font-size-asian="9pt" style:font-size-complex="9pt"/>
    </style:style>
    <style:style style:name="P14" style:family="paragraph" style:parent-style-name="Standard">
      <style:text-properties style:font-name="Consolas" fo:font-size="9pt" officeooo:rsid="00285850" officeooo:paragraph-rsid="00285850" style:font-size-asian="9pt" style:font-size-complex="9pt"/>
    </style:style>
    <style:style style:name="P15" style:family="paragraph" style:parent-style-name="Standard">
      <style:text-properties style:font-name="Consolas" fo:font-size="9pt" officeooo:rsid="00285cbc" officeooo:paragraph-rsid="00285cbc" style:font-size-asian="9pt" style:font-size-complex="9pt"/>
    </style:style>
    <style:style style:name="P16" style:family="paragraph" style:parent-style-name="Standard">
      <style:text-properties style:font-name="Consolas" fo:font-size="9pt" officeooo:rsid="00286af9" officeooo:paragraph-rsid="00286af9" style:font-size-asian="9pt" style:font-size-complex="9pt"/>
    </style:style>
    <style:style style:name="P17" style:family="paragraph" style:parent-style-name="Standard">
      <style:text-properties style:font-name="Consolas" fo:font-size="9pt" officeooo:rsid="00287246" officeooo:paragraph-rsid="00287246" style:font-size-asian="9pt" style:font-size-complex="9pt"/>
    </style:style>
    <style:style style:name="P18" style:family="paragraph" style:parent-style-name="Standard">
      <style:text-properties style:font-name="Consolas" fo:font-size="9pt" officeooo:rsid="00304eb0" officeooo:paragraph-rsid="00304eb0" style:font-size-asian="9pt" style:font-size-complex="9pt"/>
    </style:style>
    <style:style style:name="P19" style:family="paragraph" style:parent-style-name="Standard">
      <style:text-properties style:font-name="Consolas" fo:font-size="9pt" officeooo:rsid="0030cf65" officeooo:paragraph-rsid="0030cf65" style:font-size-asian="9pt" style:font-size-complex="9pt"/>
    </style:style>
    <style:style style:name="P20" style:family="paragraph" style:parent-style-name="Standard">
      <style:text-properties style:font-name="Consolas" fo:font-size="9pt" officeooo:rsid="003520c1" officeooo:paragraph-rsid="003520c1" style:font-size-asian="9pt" style:font-size-complex="9pt"/>
    </style:style>
    <style:style style:name="P21" style:family="paragraph" style:parent-style-name="Standard">
      <style:text-properties style:font-name="Consolas" fo:font-size="9pt" officeooo:rsid="003684e5" officeooo:paragraph-rsid="003684e5" style:font-size-asian="9pt" style:font-size-complex="9pt"/>
    </style:style>
    <style:style style:name="P22" style:family="paragraph" style:parent-style-name="Standard">
      <style:text-properties style:font-name="Consolas" fo:font-size="9pt" officeooo:rsid="00371278" officeooo:paragraph-rsid="00371278" style:font-size-asian="9pt" style:font-size-complex="9pt"/>
    </style:style>
    <style:style style:name="P23" style:family="paragraph" style:parent-style-name="Standard">
      <style:text-properties style:font-name="Consolas" fo:font-size="9pt" officeooo:rsid="00371278" officeooo:paragraph-rsid="003a1206" style:font-size-asian="9pt" style:font-size-complex="9pt"/>
    </style:style>
    <style:style style:name="P24" style:family="paragraph" style:parent-style-name="Standard">
      <style:text-properties style:font-name="Consolas" fo:font-size="9pt" officeooo:rsid="003858a2" officeooo:paragraph-rsid="003858a2" style:font-size-asian="9pt" style:font-size-complex="9pt"/>
    </style:style>
    <style:style style:name="P25" style:family="paragraph" style:parent-style-name="Standard">
      <style:text-properties style:font-name="Consolas" fo:font-size="9pt" officeooo:rsid="003a1206" officeooo:paragraph-rsid="003a1206" style:font-size-asian="9pt" style:font-size-complex="9pt"/>
    </style:style>
    <style:style style:name="P26" style:family="paragraph" style:parent-style-name="Standard">
      <style:text-properties style:font-name="Consolas" fo:font-size="9pt" officeooo:rsid="003a1206" officeooo:paragraph-rsid="003aa845" style:font-size-asian="9pt" style:font-size-complex="9pt"/>
    </style:style>
    <style:style style:name="P27" style:family="paragraph" style:parent-style-name="Standard">
      <style:text-properties style:font-name="Consolas" fo:font-size="9pt" officeooo:rsid="003aa845" officeooo:paragraph-rsid="003aa845" style:font-size-asian="9pt" style:font-size-complex="9pt"/>
    </style:style>
    <style:style style:name="P28" style:family="paragraph" style:parent-style-name="Standard">
      <style:text-properties style:font-name="Consolas" fo:font-size="9pt" officeooo:rsid="003c4ab7" officeooo:paragraph-rsid="003c4ab7" style:font-size-asian="9pt" style:font-size-complex="9pt"/>
    </style:style>
    <style:style style:name="P29" style:family="paragraph" style:parent-style-name="Standard">
      <style:text-properties style:font-name="Consolas" fo:font-size="9pt" officeooo:rsid="003de1df" officeooo:paragraph-rsid="003de1df" style:font-size-asian="9pt" style:font-size-complex="9pt"/>
    </style:style>
    <style:style style:name="P30" style:family="paragraph" style:parent-style-name="Standard">
      <style:text-properties style:font-name="Consolas" fo:font-size="9pt" officeooo:rsid="003de67a" officeooo:paragraph-rsid="003de67a" style:font-size-asian="9pt" style:font-size-complex="9pt"/>
    </style:style>
    <style:style style:name="P31" style:family="paragraph" style:parent-style-name="Standard">
      <style:text-properties style:font-name="Consolas" fo:font-size="9pt" officeooo:rsid="00417131" officeooo:paragraph-rsid="00417131" style:font-size-asian="9pt" style:font-size-complex="9pt"/>
    </style:style>
    <style:style style:name="P32" style:family="paragraph" style:parent-style-name="Standard">
      <style:text-properties style:font-name="Consolas" fo:font-size="9pt" officeooo:rsid="0041f36f" officeooo:paragraph-rsid="0041f36f" style:font-size-asian="9pt" style:font-size-complex="9pt"/>
    </style:style>
    <style:style style:name="P33" style:family="paragraph" style:parent-style-name="Standard">
      <style:text-properties style:font-name="Consolas" fo:font-size="9pt" officeooo:rsid="0041f36f" officeooo:paragraph-rsid="004d6708" style:font-size-asian="9pt" style:font-size-complex="9pt"/>
    </style:style>
    <style:style style:name="P34" style:family="paragraph" style:parent-style-name="Standard">
      <style:text-properties style:font-name="Consolas" fo:font-size="9pt" officeooo:rsid="00427f3e" officeooo:paragraph-rsid="00427f3e" style:font-size-asian="9pt" style:font-size-complex="9pt"/>
    </style:style>
    <style:style style:name="P35" style:family="paragraph" style:parent-style-name="Standard">
      <style:text-properties style:font-name="Consolas" fo:font-size="9pt" officeooo:rsid="0043f739" officeooo:paragraph-rsid="0043f739" style:font-size-asian="9pt" style:font-size-complex="9pt"/>
    </style:style>
    <style:style style:name="P36" style:family="paragraph" style:parent-style-name="Standard">
      <style:text-properties style:font-name="Consolas" fo:font-size="9pt" officeooo:rsid="0046f357" officeooo:paragraph-rsid="0046f357" style:font-size-asian="9pt" style:font-size-complex="9pt"/>
    </style:style>
    <style:style style:name="P37" style:family="paragraph" style:parent-style-name="Standard">
      <style:text-properties style:font-name="Consolas" fo:font-size="9pt" officeooo:rsid="00483d87" officeooo:paragraph-rsid="00483d87" style:font-size-asian="9pt" style:font-size-complex="9pt"/>
    </style:style>
    <style:style style:name="P38" style:family="paragraph" style:parent-style-name="Standard">
      <style:text-properties style:font-name="Consolas" fo:font-size="9pt" officeooo:rsid="00483d87" officeooo:paragraph-rsid="004a2048" style:font-size-asian="9pt" style:font-size-complex="9pt"/>
    </style:style>
    <style:style style:name="P39" style:family="paragraph" style:parent-style-name="Standard">
      <style:text-properties style:font-name="Consolas" fo:font-size="9pt" officeooo:rsid="00483d87" officeooo:paragraph-rsid="005b85cd" style:font-size-asian="9pt" style:font-size-complex="9pt"/>
    </style:style>
    <style:style style:name="P40" style:family="paragraph" style:parent-style-name="Standard">
      <style:text-properties style:font-name="Consolas" fo:font-size="9pt" officeooo:rsid="00495bb7" officeooo:paragraph-rsid="004a2048" style:font-size-asian="9pt" style:font-size-complex="9pt"/>
    </style:style>
    <style:style style:name="P41" style:family="paragraph" style:parent-style-name="Standard">
      <style:text-properties style:font-name="Consolas" fo:font-size="9pt" officeooo:rsid="004ec6fd" officeooo:paragraph-rsid="004ec6fd" style:font-size-asian="9pt" style:font-size-complex="9pt"/>
    </style:style>
    <style:style style:name="P42" style:family="paragraph" style:parent-style-name="Standard">
      <style:text-properties style:font-name="Consolas" fo:font-size="9pt" officeooo:rsid="0054ad1f" officeooo:paragraph-rsid="0054ad1f" style:font-size-asian="9pt" style:font-size-complex="9pt"/>
    </style:style>
    <style:style style:name="P43" style:family="paragraph" style:parent-style-name="Standard">
      <style:text-properties style:font-name="Consolas" fo:font-size="9pt" officeooo:rsid="0055b591" officeooo:paragraph-rsid="005b85cd" style:font-size-asian="9pt" style:font-size-complex="9pt"/>
    </style:style>
    <style:style style:name="P44" style:family="paragraph" style:parent-style-name="Standard">
      <style:text-properties style:font-name="Consolas" fo:font-size="9pt" officeooo:rsid="005b330c" officeooo:paragraph-rsid="005b85cd" style:font-size-asian="9pt" style:font-size-complex="9pt"/>
    </style:style>
    <style:style style:name="P45" style:family="paragraph" style:parent-style-name="Standard">
      <style:text-properties style:font-name="Consolas" fo:font-size="9pt" officeooo:rsid="005b330c" officeooo:paragraph-rsid="005c0c39" style:font-size-asian="9pt" style:font-size-complex="9pt"/>
    </style:style>
    <style:style style:name="P46" style:family="paragraph" style:parent-style-name="Standard">
      <style:text-properties style:font-name="Consolas" fo:font-size="9pt" officeooo:rsid="005b85cd" officeooo:paragraph-rsid="005b85cd" style:font-size-asian="9pt" style:font-size-complex="9pt"/>
    </style:style>
    <style:style style:name="P47" style:family="paragraph" style:parent-style-name="Standard">
      <style:text-properties style:font-name="Consolas" fo:font-size="9pt" officeooo:rsid="0055ad7f" officeooo:paragraph-rsid="005b85cd" style:font-size-asian="9pt" style:font-size-complex="9pt"/>
    </style:style>
    <style:style style:name="P48" style:family="paragraph" style:parent-style-name="Standard">
      <style:text-properties style:font-name="Consolas" fo:font-size="9pt" officeooo:rsid="005bd56c" officeooo:paragraph-rsid="005bd56c" style:font-size-asian="9pt" style:font-size-complex="9pt"/>
    </style:style>
    <style:style style:name="P49" style:family="paragraph" style:parent-style-name="Standard">
      <style:text-properties style:font-name="Consolas" fo:font-size="9pt" officeooo:rsid="005bd56c" officeooo:paragraph-rsid="0054ad1f" style:font-size-asian="9pt" style:font-size-complex="9pt"/>
    </style:style>
    <style:style style:name="P50" style:family="paragraph" style:parent-style-name="Standard">
      <style:text-properties style:font-name="Consolas" fo:font-size="9pt" officeooo:rsid="005e07e2" officeooo:paragraph-rsid="005e07e2" style:font-size-asian="9pt" style:font-size-complex="9pt"/>
    </style:style>
    <style:style style:name="P51" style:family="paragraph" style:parent-style-name="Standard">
      <style:text-properties style:font-name="Consolas" fo:font-size="9pt" officeooo:rsid="005edce4" officeooo:paragraph-rsid="005edce4" style:font-size-asian="9pt" style:font-size-complex="9pt"/>
    </style:style>
    <style:style style:name="P52" style:family="paragraph" style:parent-style-name="Standard">
      <style:text-properties style:font-name="Consolas" fo:font-size="9pt" officeooo:rsid="005edce4" officeooo:paragraph-rsid="006e4064" style:font-size-asian="9pt" style:font-size-complex="9pt"/>
    </style:style>
    <style:style style:name="P53" style:family="paragraph" style:parent-style-name="Standard">
      <style:text-properties style:font-name="Consolas" fo:font-size="9pt" officeooo:rsid="00606932" officeooo:paragraph-rsid="00606932" style:font-size-asian="9pt" style:font-size-complex="9pt"/>
    </style:style>
    <style:style style:name="P54" style:family="paragraph" style:parent-style-name="Standard">
      <style:text-properties style:font-name="Consolas" fo:font-size="9pt" officeooo:rsid="0065602b" officeooo:paragraph-rsid="0065602b" style:font-size-asian="9pt" style:font-size-complex="9pt"/>
    </style:style>
    <style:style style:name="P55" style:family="paragraph" style:parent-style-name="Standard">
      <style:text-properties style:font-name="Consolas" fo:font-size="9pt" officeooo:rsid="006759b2" officeooo:paragraph-rsid="006759b2" style:font-size-asian="9pt" style:font-size-complex="9pt"/>
    </style:style>
    <style:style style:name="P56" style:family="paragraph" style:parent-style-name="Standard">
      <style:text-properties style:font-name="Consolas" fo:font-size="9pt" officeooo:rsid="0068a948" officeooo:paragraph-rsid="0068a948" style:font-size-asian="9pt" style:font-size-complex="9pt"/>
    </style:style>
    <style:style style:name="P57" style:family="paragraph" style:parent-style-name="Standard">
      <style:text-properties style:font-name="Consolas" fo:font-size="9pt" officeooo:rsid="0069be26" officeooo:paragraph-rsid="0069be26" style:font-size-asian="9pt" style:font-size-complex="9pt"/>
    </style:style>
    <style:style style:name="P58" style:family="paragraph" style:parent-style-name="Standard">
      <style:text-properties style:font-name="Consolas" fo:font-size="9pt" officeooo:rsid="006c74d1" officeooo:paragraph-rsid="006c74d1" style:font-size-asian="9pt" style:font-size-complex="9pt"/>
    </style:style>
    <style:style style:name="P59" style:family="paragraph" style:parent-style-name="Standard">
      <style:text-properties style:font-name="Consolas" fo:font-size="9pt" officeooo:rsid="006fa97e" officeooo:paragraph-rsid="006fa97e" style:font-size-asian="9pt" style:font-size-complex="9pt"/>
    </style:style>
    <style:style style:name="P60" style:family="paragraph" style:parent-style-name="Standard">
      <style:text-properties style:font-name="Consolas" fo:font-size="9pt" officeooo:rsid="00760dc6" officeooo:paragraph-rsid="00760dc6" style:font-size-asian="9pt" style:font-size-complex="9pt"/>
    </style:style>
    <style:style style:name="P61" style:family="paragraph" style:parent-style-name="Standard">
      <style:text-properties style:font-name="Consolas" fo:font-size="9pt" officeooo:rsid="006fc20c" officeooo:paragraph-rsid="006fc20c" style:font-size-asian="9pt" style:font-size-complex="9pt"/>
    </style:style>
    <style:style style:name="P62" style:family="paragraph" style:parent-style-name="Standard">
      <style:text-properties style:font-name="Consolas" fo:font-size="9pt" style:text-underline-style="solid" style:text-underline-width="auto" style:text-underline-color="font-color" fo:font-weight="bold" officeooo:rsid="001f8a56" officeooo:paragraph-rsid="001f8a56" style:font-size-asian="9pt" style:font-weight-asian="bold" style:font-size-complex="9pt" style:font-weight-complex="bold"/>
    </style:style>
    <style:style style:name="P63" style:family="paragraph" style:parent-style-name="Standard">
      <style:text-properties style:font-name="Consolas" fo:font-size="9pt" style:text-underline-style="solid" style:text-underline-width="auto" style:text-underline-color="font-color" fo:font-weight="bold" officeooo:rsid="00508397" officeooo:paragraph-rsid="00508397" style:font-size-asian="9pt" style:font-weight-asian="bold" style:font-size-complex="9pt" style:font-weight-complex="bold"/>
    </style:style>
    <style:style style:name="P64" style:family="paragraph" style:parent-style-name="Standard">
      <style:text-properties style:font-name="Consolas" fo:font-size="9pt" style:text-underline-style="solid" style:text-underline-width="auto" style:text-underline-color="font-color" fo:font-weight="bold" officeooo:rsid="0054ad1f" officeooo:paragraph-rsid="0054ad1f" style:font-size-asian="9pt" style:font-weight-asian="bold" style:font-size-complex="9pt" style:font-weight-complex="bold"/>
    </style:style>
    <style:style style:name="P65" style:family="paragraph" style:parent-style-name="Standard">
      <style:text-properties style:font-name="Consolas" fo:font-size="9pt" style:text-underline-style="solid" style:text-underline-width="auto" style:text-underline-color="font-color" fo:font-weight="bold" officeooo:rsid="005bd56c" officeooo:paragraph-rsid="005bd56c" style:font-size-asian="9pt" style:font-weight-asian="bold" style:font-size-complex="9pt" style:font-weight-complex="bold"/>
    </style:style>
    <style:style style:name="P66" style:family="paragraph" style:parent-style-name="Standard">
      <style:text-properties style:font-name="Consolas" fo:font-size="9pt" style:text-underline-style="solid" style:text-underline-width="auto" style:text-underline-color="font-color" fo:font-weight="bold" officeooo:rsid="0041f36f" officeooo:paragraph-rsid="0041f36f" style:font-size-asian="9pt" style:font-weight-asian="bold" style:font-size-complex="9pt" style:font-weight-complex="bold"/>
    </style:style>
    <style:style style:name="P67" style:family="paragraph" style:parent-style-name="Standard">
      <style:text-properties style:font-name="Consolas" fo:font-size="9pt" style:text-underline-style="solid" style:text-underline-width="auto" style:text-underline-color="font-color" fo:font-weight="bold" officeooo:rsid="005e07e2" officeooo:paragraph-rsid="005e07e2" style:font-size-asian="9pt" style:font-weight-asian="bold" style:font-size-complex="9pt" style:font-weight-complex="bold"/>
    </style:style>
    <style:style style:name="P68" style:family="paragraph" style:parent-style-name="Standard">
      <style:text-properties style:font-name="Consolas" fo:font-size="9pt" fo:font-weight="bold" officeooo:rsid="001f8a56" officeooo:paragraph-rsid="001f8a56" style:font-size-asian="9pt" style:font-weight-asian="bold" style:font-size-complex="9pt" style:font-weight-complex="bold"/>
    </style:style>
    <style:style style:name="P69" style:family="paragraph" style:parent-style-name="Standard">
      <style:text-properties style:font-name="Consolas" fo:font-size="9pt" fo:font-weight="bold" officeooo:rsid="001f8a56" officeooo:paragraph-rsid="002b2282" style:font-size-asian="9pt" style:font-weight-asian="bold" style:font-size-complex="9pt" style:font-weight-complex="bold"/>
    </style:style>
    <style:style style:name="P70" style:family="paragraph" style:parent-style-name="Standard">
      <style:text-properties style:font-name="Consolas" fo:font-size="9pt" fo:font-weight="bold" officeooo:rsid="0027fdfa" officeooo:paragraph-rsid="0027fdfa" style:font-size-asian="9pt" style:font-weight-asian="bold" style:font-size-complex="9pt" style:font-weight-complex="bold"/>
    </style:style>
    <style:style style:name="P71" style:family="paragraph" style:parent-style-name="Standard">
      <style:text-properties style:font-name="Consolas" fo:font-size="9pt" fo:font-weight="bold" officeooo:rsid="00285850" officeooo:paragraph-rsid="00285850" style:font-size-asian="9pt" style:font-weight-asian="bold" style:font-size-complex="9pt" style:font-weight-complex="bold"/>
    </style:style>
    <style:style style:name="P72" style:family="paragraph" style:parent-style-name="Standard">
      <style:text-properties style:font-name="Consolas" fo:font-size="9pt" fo:font-weight="bold" officeooo:rsid="00285cbc" officeooo:paragraph-rsid="00285cbc" style:font-size-asian="9pt" style:font-weight-asian="bold" style:font-size-complex="9pt" style:font-weight-complex="bold"/>
    </style:style>
    <style:style style:name="P73" style:family="paragraph" style:parent-style-name="Standard">
      <style:text-properties style:font-name="Consolas" fo:font-size="9pt" fo:font-weight="bold" officeooo:rsid="00287246" officeooo:paragraph-rsid="00287246" style:font-size-asian="9pt" style:font-weight-asian="bold" style:font-size-complex="9pt" style:font-weight-complex="bold"/>
    </style:style>
    <style:style style:name="P74" style:family="paragraph" style:parent-style-name="Standard">
      <style:text-properties style:font-name="Consolas" fo:font-size="9pt" fo:font-weight="bold" officeooo:rsid="002b2282" officeooo:paragraph-rsid="002b2282" style:font-size-asian="9pt" style:font-weight-asian="bold" style:font-size-complex="9pt" style:font-weight-complex="bold"/>
    </style:style>
    <style:style style:name="P75" style:family="paragraph" style:parent-style-name="Standard">
      <style:text-properties style:font-name="Consolas" fo:font-size="9pt" fo:font-weight="bold" officeooo:rsid="00304eb0" officeooo:paragraph-rsid="00304eb0" style:font-size-asian="9pt" style:font-weight-asian="bold" style:font-size-complex="9pt" style:font-weight-complex="bold"/>
    </style:style>
    <style:style style:name="P76" style:family="paragraph" style:parent-style-name="Standard">
      <style:text-properties style:font-name="Consolas" fo:font-size="9pt" fo:font-weight="bold" officeooo:rsid="003520c1" officeooo:paragraph-rsid="003520c1" style:font-size-asian="9pt" style:font-weight-asian="bold" style:font-size-complex="9pt" style:font-weight-complex="bold"/>
    </style:style>
    <style:style style:name="P77" style:family="paragraph" style:parent-style-name="Standard">
      <style:text-properties style:font-name="Consolas" fo:font-size="9pt" fo:font-weight="bold" officeooo:rsid="00371278" officeooo:paragraph-rsid="00371278" style:font-size-asian="9pt" style:font-weight-asian="bold" style:font-size-complex="9pt" style:font-weight-complex="bold"/>
    </style:style>
    <style:style style:name="P78" style:family="paragraph" style:parent-style-name="Standard">
      <style:text-properties style:font-name="Consolas" fo:font-size="9pt" fo:font-weight="bold" officeooo:rsid="003a1206" officeooo:paragraph-rsid="003aa845" style:font-size-asian="9pt" style:font-weight-asian="bold" style:font-size-complex="9pt" style:font-weight-complex="bold"/>
    </style:style>
    <style:style style:name="P79" style:family="paragraph" style:parent-style-name="Standard">
      <style:text-properties style:font-name="Consolas" fo:font-size="9pt" fo:font-weight="bold" officeooo:rsid="003a1206" officeooo:paragraph-rsid="003a1206" style:font-size-asian="9pt" style:font-weight-asian="bold" style:font-size-complex="9pt" style:font-weight-complex="bold"/>
    </style:style>
    <style:style style:name="P80" style:family="paragraph" style:parent-style-name="Standard">
      <style:text-properties style:font-name="Consolas" fo:font-size="9pt" fo:font-weight="bold" officeooo:rsid="003aa845" officeooo:paragraph-rsid="003aa845" style:font-size-asian="9pt" style:font-weight-asian="bold" style:font-size-complex="9pt" style:font-weight-complex="bold"/>
    </style:style>
    <style:style style:name="P81" style:family="paragraph" style:parent-style-name="Standard">
      <style:text-properties style:font-name="Consolas" fo:font-size="9pt" fo:font-weight="bold" officeooo:rsid="003c4ab7" officeooo:paragraph-rsid="003c4ab7" style:font-size-asian="9pt" style:font-weight-asian="bold" style:font-size-complex="9pt" style:font-weight-complex="bold"/>
    </style:style>
    <style:style style:name="P82" style:family="paragraph" style:parent-style-name="Standard">
      <style:text-properties style:font-name="Consolas" fo:font-size="9pt" fo:font-weight="bold" officeooo:rsid="003c4ab7" officeooo:paragraph-rsid="003fc2c0" style:font-size-asian="9pt" style:font-weight-asian="bold" style:font-size-complex="9pt" style:font-weight-complex="bold"/>
    </style:style>
    <style:style style:name="P83" style:family="paragraph" style:parent-style-name="Standard">
      <style:text-properties style:font-name="Consolas" fo:font-size="9pt" fo:font-weight="bold" officeooo:rsid="003de1df" officeooo:paragraph-rsid="003de1df" style:font-size-asian="9pt" style:font-weight-asian="bold" style:font-size-complex="9pt" style:font-weight-complex="bold"/>
    </style:style>
    <style:style style:name="P84" style:family="paragraph" style:parent-style-name="Standard">
      <style:text-properties style:font-name="Consolas" fo:font-size="9pt" fo:font-weight="bold" officeooo:rsid="003de67a" officeooo:paragraph-rsid="003de67a" style:font-size-asian="9pt" style:font-weight-asian="bold" style:font-size-complex="9pt" style:font-weight-complex="bold"/>
    </style:style>
    <style:style style:name="P85" style:family="paragraph" style:parent-style-name="Standard">
      <style:text-properties style:font-name="Consolas" fo:font-size="9pt" fo:font-weight="bold" officeooo:rsid="003fc2c0" officeooo:paragraph-rsid="003fc2c0" style:font-size-asian="9pt" style:font-weight-asian="bold" style:font-size-complex="9pt" style:font-weight-complex="bold"/>
    </style:style>
    <style:style style:name="P86" style:family="paragraph" style:parent-style-name="Standard">
      <style:text-properties style:font-name="Consolas" fo:font-size="9pt" fo:font-weight="bold" officeooo:rsid="00417131" officeooo:paragraph-rsid="00417131" style:font-size-asian="9pt" style:font-weight-asian="bold" style:font-size-complex="9pt" style:font-weight-complex="bold"/>
    </style:style>
    <style:style style:name="P87" style:family="paragraph" style:parent-style-name="Standard">
      <style:text-properties style:font-name="Consolas" fo:font-size="9pt" fo:font-weight="bold" officeooo:rsid="0041f36f" officeooo:paragraph-rsid="0041f36f" style:font-size-asian="9pt" style:font-weight-asian="bold" style:font-size-complex="9pt" style:font-weight-complex="bold"/>
    </style:style>
    <style:style style:name="P88" style:family="paragraph" style:parent-style-name="Standard">
      <style:text-properties style:font-name="Consolas" fo:font-size="9pt" fo:font-weight="bold" officeooo:rsid="0046f357" officeooo:paragraph-rsid="0046f357" style:font-size-asian="9pt" style:font-weight-asian="bold" style:font-size-complex="9pt" style:font-weight-complex="bold"/>
    </style:style>
    <style:style style:name="P89" style:family="paragraph" style:parent-style-name="Standard">
      <style:text-properties style:font-name="Consolas" fo:font-size="9pt" fo:font-weight="bold" officeooo:rsid="004ec6fd" officeooo:paragraph-rsid="004ec6fd" style:font-size-asian="9pt" style:font-weight-asian="bold" style:font-size-complex="9pt" style:font-weight-complex="bold"/>
    </style:style>
    <style:style style:name="P90" style:family="paragraph" style:parent-style-name="Standard">
      <style:text-properties style:font-name="Consolas" fo:font-size="9pt" fo:font-weight="bold" officeooo:rsid="00508397" officeooo:paragraph-rsid="00508397" style:font-size-asian="9pt" style:font-weight-asian="bold" style:font-size-complex="9pt" style:font-weight-complex="bold"/>
    </style:style>
    <style:style style:name="P91" style:family="paragraph" style:parent-style-name="Standard">
      <style:text-properties style:font-name="Consolas" fo:font-size="9pt" fo:font-weight="bold" officeooo:rsid="005edce4" officeooo:paragraph-rsid="005edce4" style:font-size-asian="9pt" style:font-weight-asian="bold" style:font-size-complex="9pt" style:font-weight-complex="bold"/>
    </style:style>
    <style:style style:name="P92" style:family="paragraph" style:parent-style-name="Standard">
      <style:text-properties style:font-name="Consolas" fo:font-size="9pt" fo:font-weight="bold" officeooo:rsid="00606932" officeooo:paragraph-rsid="00606932" style:font-size-asian="9pt" style:font-weight-asian="bold" style:font-size-complex="9pt" style:font-weight-complex="bold"/>
    </style:style>
    <style:style style:name="P93" style:family="paragraph" style:parent-style-name="Standard">
      <style:text-properties style:font-name="Consolas" fo:font-size="9pt" fo:font-weight="bold" officeooo:rsid="0065602b" officeooo:paragraph-rsid="0065602b" style:font-size-asian="9pt" style:font-weight-asian="bold" style:font-size-complex="9pt" style:font-weight-complex="bold"/>
    </style:style>
    <style:style style:name="P94" style:family="paragraph" style:parent-style-name="Standard">
      <style:text-properties style:font-name="Consolas" fo:font-size="9pt" fo:font-weight="bold" officeooo:rsid="006759b2" officeooo:paragraph-rsid="006759b2" style:font-size-asian="9pt" style:font-weight-asian="bold" style:font-size-complex="9pt" style:font-weight-complex="bold"/>
    </style:style>
    <style:style style:name="P95" style:family="paragraph" style:parent-style-name="Standard">
      <style:text-properties style:font-name="Consolas" fo:font-size="9pt" fo:font-weight="bold" officeooo:rsid="0068a948" officeooo:paragraph-rsid="0068a948" style:font-size-asian="9pt" style:font-weight-asian="bold" style:font-size-complex="9pt" style:font-weight-complex="bold"/>
    </style:style>
    <style:style style:name="P96" style:family="paragraph" style:parent-style-name="Standard">
      <style:text-properties style:font-name="Consolas" fo:font-size="9pt" fo:font-weight="normal" officeooo:rsid="00304eb0" officeooo:paragraph-rsid="00304eb0" style:font-size-asian="9pt" style:font-weight-asian="normal" style:font-size-complex="9pt" style:font-weight-complex="normal"/>
    </style:style>
    <style:style style:name="P97" style:family="paragraph" style:parent-style-name="Standard">
      <style:text-properties style:font-name="Consolas" fo:font-size="9pt" fo:font-weight="normal" officeooo:rsid="001f8a56" officeooo:paragraph-rsid="003858a2" style:font-size-asian="9pt" style:font-weight-asian="normal" style:font-size-complex="9pt" style:font-weight-complex="normal"/>
    </style:style>
    <style:style style:name="P98" style:family="paragraph" style:parent-style-name="Standard">
      <style:text-properties style:font-name="Consolas" fo:font-size="9pt" fo:font-weight="normal" officeooo:rsid="00483d87" officeooo:paragraph-rsid="004a2048" style:font-size-asian="9pt" style:font-weight-asian="normal" style:font-size-complex="9pt" style:font-weight-complex="normal"/>
    </style:style>
    <style:style style:name="P99" style:family="paragraph" style:parent-style-name="Standard">
      <style:text-properties style:font-name="Consolas" fo:font-size="9pt" fo:font-weight="normal" officeooo:rsid="00508397" officeooo:paragraph-rsid="00508397" style:font-size-asian="9pt" style:font-weight-asian="normal" style:font-size-complex="9pt" style:font-weight-complex="normal"/>
    </style:style>
    <style:style style:name="P100" style:family="paragraph" style:parent-style-name="Standard">
      <style:text-properties style:font-name="Consolas" fo:font-size="9pt" fo:font-weight="normal" officeooo:rsid="0069be26" officeooo:paragraph-rsid="0069be26" style:font-size-asian="9pt" style:font-weight-asian="normal" style:font-size-complex="9pt" style:font-weight-complex="normal"/>
    </style:style>
    <style:style style:name="P101" style:family="paragraph" style:parent-style-name="Standard">
      <style:text-properties style:font-name="Consolas" fo:font-size="9pt" style:text-underline-style="none" fo:font-weight="normal" officeooo:rsid="00508397" officeooo:paragraph-rsid="00508397" style:font-size-asian="9pt" style:font-weight-asian="normal" style:font-size-complex="9pt" style:font-weight-complex="normal"/>
    </style:style>
    <style:style style:name="P102" style:family="paragraph" style:parent-style-name="Standard">
      <style:text-properties style:font-name="Consolas" fo:font-size="9pt" style:text-underline-style="none" fo:font-weight="normal" officeooo:rsid="0041f36f" officeooo:paragraph-rsid="0041f36f" style:font-size-asian="9pt" style:font-weight-asian="normal" style:font-size-complex="9pt" style:font-weight-complex="normal"/>
    </style:style>
    <style:style style:name="P103" style:family="paragraph" style:parent-style-name="Standard">
      <style:text-properties fo:color="#ff3300" style:font-name="Consolas" fo:font-size="9pt" fo:font-weight="bold" officeooo:rsid="00286af9" officeooo:paragraph-rsid="00286af9" style:font-size-asian="9pt" style:font-weight-asian="bold" style:font-size-complex="9pt" style:font-weight-complex="bold"/>
    </style:style>
    <style:style style:name="P104" style:family="paragraph" style:parent-style-name="Standard">
      <style:text-properties fo:color="#ff3300" style:font-name="Consolas" fo:font-size="9pt" fo:font-weight="bold" officeooo:rsid="001f8a56" officeooo:paragraph-rsid="001f8a56" style:font-size-asian="9pt" style:font-weight-asian="bold" style:font-size-complex="9pt" style:font-weight-complex="bold"/>
    </style:style>
    <style:style style:name="P105" style:family="paragraph" style:parent-style-name="Standard">
      <style:text-properties fo:color="#000000" style:font-name="Consolas" fo:font-size="9pt" style:text-underline-style="none" officeooo:rsid="0055b591" officeooo:paragraph-rsid="005b85cd" style:font-size-asian="9pt" style:font-size-complex="9pt"/>
    </style:style>
    <style:style style:name="P10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nsolas" fo:font-size="9pt" officeooo:rsid="001f8a56" officeooo:paragraph-rsid="001f8a56" style:font-size-asian="9pt" style:font-size-complex="9pt"/>
    </style:style>
    <style:style style:name="P10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nsolas" fo:font-size="9pt" officeooo:rsid="001f8a56" officeooo:paragraph-rsid="0027fdfa" style:font-size-asian="9pt" style:font-size-complex="9pt"/>
    </style:style>
    <style:style style:name="P10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nsolas" fo:font-size="9pt" officeooo:rsid="003684e5" officeooo:paragraph-rsid="003684e5" style:font-size-asian="9pt" style:font-size-complex="9pt"/>
    </style:style>
    <style:style style:name="P10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nsolas" fo:font-size="9pt" officeooo:rsid="0043f739" officeooo:paragraph-rsid="003a1206" style:font-size-asian="9pt" style:font-size-complex="9pt"/>
    </style:style>
    <style:style style:name="P11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nsolas" fo:font-size="9pt" officeooo:rsid="002924e0" officeooo:paragraph-rsid="004b60a4" style:font-size-asian="9pt" style:font-size-complex="9pt"/>
    </style:style>
    <style:style style:name="P11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nsolas" fo:font-size="9pt" fo:font-weight="bold" officeooo:rsid="002b2282" officeooo:paragraph-rsid="001f8a56" style:font-size-asian="9pt" style:font-weight-asian="bold" style:font-size-complex="9pt" style:font-weight-complex="bold"/>
    </style:style>
    <style:style style:name="P11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nsolas" fo:font-size="9pt" fo:font-weight="bold" officeooo:rsid="0041f36f" officeooo:paragraph-rsid="0041f36f" style:font-size-asian="9pt" style:font-weight-asian="bold" style:font-size-complex="9pt" style:font-weight-complex="bold"/>
    </style:style>
    <style:style style:name="P11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color="#ff3300" style:font-name="Consolas" fo:font-size="9pt" fo:font-weight="bold" officeooo:rsid="00286af9" officeooo:paragraph-rsid="001f8a56" style:font-size-asian="9pt" style:font-weight-asian="bold" style:font-size-complex="9pt" style:font-weight-complex="bold"/>
    </style:style>
    <style:style style:name="P11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color="#ff3300" style:font-name="Consolas" fo:font-size="9pt" fo:font-weight="bold" officeooo:rsid="00286af9" officeooo:paragraph-rsid="00286af9" style:font-size-asian="9pt" style:font-weight-asian="bold" style:font-size-complex="9pt" style:font-weight-complex="bold"/>
    </style:style>
    <style:style style:name="P11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color="#ff3300" style:font-name="Consolas" fo:font-size="9pt" fo:font-weight="bold" officeooo:rsid="0043f739" officeooo:paragraph-rsid="0043f739" style:font-size-asian="9pt" style:font-weight-asian="bold" style:font-size-complex="9pt" style:font-weight-complex="bold"/>
    </style:style>
    <style:style style:name="P116" style:family="paragraph" style:parent-style-name="Preformatted_20_Text">
      <style:text-properties style:font-name="Consolas" fo:font-size="9pt" style:text-underline-style="none" fo:font-weight="normal" officeooo:rsid="00508397" officeooo:paragraph-rsid="00508397" style:font-size-asian="9pt" style:font-weight-asian="normal" style:font-size-complex="9pt" style:font-weight-complex="normal"/>
    </style:style>
    <style:style style:name="P117" style:family="paragraph" style:parent-style-name="Preformatted_20_Text">
      <style:text-properties style:text-underline-style="none" fo:font-weight="normal" style:font-weight-asian="normal" style:font-weight-complex="normal"/>
    </style:style>
    <style:style style:name="P118" style:family="paragraph" style:parent-style-name="Preformatted_20_Text">
      <style:paragraph-properties fo:margin-top="0cm" fo:margin-bottom="0.499cm" loext:contextual-spacing="false"/>
      <style:text-properties style:text-underline-style="none" fo:font-weight="normal" style:font-weight-asian="normal" style:font-weight-complex="normal"/>
    </style:style>
    <style:style style:name="P119" style:family="paragraph" style:parent-style-name="Standard">
      <style:text-properties style:font-name="Consolas" fo:font-size="9pt" officeooo:rsid="00774076" officeooo:paragraph-rsid="00774076" style:font-size-asian="9pt" style:font-size-complex="9pt"/>
    </style:style>
    <style:style style:name="P120" style:family="paragraph" style:parent-style-name="Standard">
      <style:text-properties style:font-name="Consolas" fo:font-size="9pt" officeooo:rsid="0077e6fc" officeooo:paragraph-rsid="0077e6fc" style:font-size-asian="9pt" style:font-size-complex="9pt"/>
    </style:style>
    <style:style style:name="P121" style:family="paragraph" style:parent-style-name="Standard">
      <style:text-properties style:font-name="Consolas" fo:font-size="9pt" officeooo:rsid="00483d87" officeooo:paragraph-rsid="00483d87" style:font-size-asian="9pt" style:font-size-complex="9pt"/>
    </style:style>
    <style:style style:name="P122" style:family="paragraph" style:parent-style-name="Standard">
      <style:text-properties style:font-name="Consolas" fo:font-size="9pt" officeooo:rsid="005b330c" officeooo:paragraph-rsid="00795ef9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85850" style:font-weight-asian="bold" style:font-weight-complex="bold"/>
    </style:style>
    <style:style style:name="T3" style:family="text">
      <style:text-properties fo:font-weight="bold" officeooo:rsid="004b60a4" style:font-weight-asian="bold" style:font-weight-complex="bold"/>
    </style:style>
    <style:style style:name="T4" style:family="text">
      <style:text-properties officeooo:rsid="002309cc"/>
    </style:style>
    <style:style style:name="T5" style:family="text">
      <style:text-properties officeooo:rsid="0025d2e4"/>
    </style:style>
    <style:style style:name="T6" style:family="text">
      <style:text-properties officeooo:rsid="0027fdfa"/>
    </style:style>
    <style:style style:name="T7" style:family="text">
      <style:text-properties officeooo:rsid="00285850"/>
    </style:style>
    <style:style style:name="T8" style:family="text">
      <style:text-properties officeooo:rsid="00286af9"/>
    </style:style>
    <style:style style:name="T9" style:family="text">
      <style:text-properties officeooo:rsid="001f8a56"/>
    </style:style>
    <style:style style:name="T10" style:family="text">
      <style:text-properties officeooo:rsid="00287246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87246" style:font-style-asian="italic" style:font-style-complex="italic"/>
    </style:style>
    <style:style style:name="T13" style:family="text">
      <style:text-properties fo:color="#cc0000" fo:font-weight="bold" officeooo:rsid="002309cc" style:font-weight-asian="bold" style:font-weight-complex="bold"/>
    </style:style>
    <style:style style:name="T14" style:family="text">
      <style:text-properties fo:color="#cc0000" fo:font-weight="bold" officeooo:rsid="002b2282" style:font-weight-asian="bold" style:font-weight-complex="bold"/>
    </style:style>
    <style:style style:name="T15" style:family="text">
      <style:text-properties fo:color="#cc0000" fo:font-weight="bold" officeooo:rsid="00240f6f" style:font-weight-asian="bold" style:font-weight-complex="bold"/>
    </style:style>
    <style:style style:name="T16" style:family="text">
      <style:text-properties officeooo:rsid="0030cf65"/>
    </style:style>
    <style:style style:name="T17" style:family="text">
      <style:text-properties officeooo:rsid="003684e5"/>
    </style:style>
    <style:style style:name="T18" style:family="text">
      <style:text-properties officeooo:rsid="003858a2"/>
    </style:style>
    <style:style style:name="T19" style:family="text">
      <style:text-properties officeooo:rsid="003a1206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304eb0" style:font-weight-asian="normal" style:font-weight-complex="normal"/>
    </style:style>
    <style:style style:name="T22" style:family="text">
      <style:text-properties fo:font-weight="normal" officeooo:rsid="003fc2c0" style:font-weight-asian="normal" style:font-weight-complex="normal"/>
    </style:style>
    <style:style style:name="T23" style:family="text">
      <style:text-properties fo:font-weight="normal" officeooo:rsid="004b60a4" style:font-weight-asian="normal" style:font-weight-complex="normal"/>
    </style:style>
    <style:style style:name="T24" style:family="text">
      <style:text-properties fo:font-weight="normal" officeooo:rsid="0027fdfa" style:font-weight-asian="normal" style:font-weight-complex="normal"/>
    </style:style>
    <style:style style:name="T25" style:family="text">
      <style:text-properties fo:font-weight="normal" officeooo:rsid="005edce4" style:font-weight-asian="normal" style:font-weight-complex="normal"/>
    </style:style>
    <style:style style:name="T26" style:family="text">
      <style:text-properties officeooo:rsid="003de67a"/>
    </style:style>
    <style:style style:name="T27" style:family="text">
      <style:text-properties officeooo:rsid="00417131"/>
    </style:style>
    <style:style style:name="T28" style:family="text">
      <style:text-properties officeooo:rsid="0044fc36"/>
    </style:style>
    <style:style style:name="T29" style:family="text">
      <style:text-properties officeooo:rsid="0046f357"/>
    </style:style>
    <style:style style:name="T30" style:family="text">
      <style:text-properties officeooo:rsid="003fc2c0"/>
    </style:style>
    <style:style style:name="T31" style:family="text">
      <style:text-properties officeooo:rsid="004d6708"/>
    </style:style>
    <style:style style:name="T32" style:family="text">
      <style:text-properties officeooo:rsid="005b85cd"/>
    </style:style>
    <style:style style:name="T33" style:family="text">
      <style:text-properties fo:color="#000000" style:text-underline-style="none"/>
    </style:style>
    <style:style style:name="T34" style:family="text">
      <style:text-properties officeooo:rsid="005c0c39"/>
    </style:style>
    <style:style style:name="T35" style:family="text">
      <style:text-properties officeooo:rsid="005b330c"/>
    </style:style>
    <style:style style:name="T36" style:family="text">
      <style:text-properties officeooo:rsid="005edce4"/>
    </style:style>
    <style:style style:name="T37" style:family="text">
      <style:text-properties officeooo:rsid="00622e4d"/>
    </style:style>
    <style:style style:name="T38" style:family="text">
      <style:text-properties officeooo:rsid="0065602b"/>
    </style:style>
    <style:style style:name="T39" style:family="text">
      <style:text-properties officeooo:rsid="005bd56c"/>
    </style:style>
    <style:style style:name="T40" style:family="text">
      <style:text-properties officeooo:rsid="0069be26"/>
    </style:style>
    <style:style style:name="T41" style:family="text">
      <style:text-properties officeooo:rsid="006fa97e"/>
    </style:style>
    <style:style style:name="T42" style:family="text">
      <style:text-properties officeooo:rsid="00706b67"/>
    </style:style>
    <style:style style:name="T43" style:family="text">
      <style:text-properties officeooo:rsid="0078e5d5"/>
    </style:style>
    <style:style style:name="T44" style:family="text">
      <style:text-properties officeooo:rsid="00774076"/>
    </style:style>
    <style:style style:name="T45" style:family="text">
      <style:text-properties officeooo:rsid="007b64b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Instalação do OSM</text:p>
      <text:p text:style-name="P1"/>
      <text:p text:style-name="P68">Requisitos:</text:p>
      <text:p text:style-name="P1"><text:tab/>- PostgreSQL + pgRouting + PostGIS + HStore</text:p>
      <text:p text:style-name="P1"><text:tab/>- GeoServer</text:p>
      <text:p text:style-name="P1"><text:tab/>- Tomcat</text:p>
      <text:p text:style-name="P1"><text:tab/>- Java JDK </text:p>
      <text:p text:style-name="P1"><text:tab/>- osm2pgsql </text:p>
      <text:p text:style-name="P1"><text:tab/>- <text:span text:style-name="T5">osmosis</text:span></text:p>
      <text:p text:style-name="P1"><text:tab/>- Arquivo 'default.style'</text:p>
      <text:p text:style-name="P1"><text:tab/>- Pasta de estilos SLD.</text:p>
      <text:p text:style-name="P11"><text:tab/>- <text:span text:style-name="T6">Arquivos de estilos adicionais (</text:span><text:span text:style-name="T23">admin0_countries, </text:span><text:span text:style-name="T25">contornos, relevo</text:span><text:span text:style-name="T24"> e admin1_</text:span><text:span text:style-name="T23">states</text:span><text:span text:style-name="T6">)</text:span></text:p>
      <text:p text:style-name="P4"><text:tab/>- Arquivo '<text:span text:style-name="T8">create_views.sql</text:span>'</text:p>
      <text:p text:style-name="P4"><text:tab/>- <text:span text:style-name="T8">Arquivo </text:span>'<text:span text:style-name="T8">import-shapes.sh</text:span>'</text:p>
      <text:p text:style-name="P5"><text:tab/>- <text:span text:style-name="T10">Arquivo </text:span>'<text:span text:style-name="T10">import-osm-data.sh</text:span>'</text:p>
      <text:p text:style-name="P7"><text:tab/>- <text:span text:style-name="T16">Arquivo </text:span>'<text:span text:style-name="T16">update-diffs.sh</text:span>'</text:p>
      <text:p text:style-name="P1"><text:tab/>- Arquivo <text:span text:style-name="T6">PBF de dados do OSM</text:span></text:p>
      <text:p text:style-name="P1"><text:tab/>- <text:span text:style-name="T6">Arquivos SHP de geometrias adicionais (land, water, admin0, admin1)</text:span></text:p>
      <text:p text:style-name="P1"><text:tab/></text:p>
      <text:p text:style-name="P68">Extratos de <text:span text:style-name="T6">áreas</text:span>:</text:p>
      <text:p text:style-name="P1">http://download.geofabrik.de/</text:p>
      <text:p text:style-name="P1"><text:tab/></text:p>
      <text:p text:style-name="P70">Planeta:</text:p>
      <text:p text:style-name="P12">http://ftp5.gwdg.de/pub/misc/openstreetmap/planet.openstreetmap.org/</text:p>
      <text:p text:style-name="P1"/>
      <text:p text:style-name="P72">Arquivo state.txt para replicação:</text:p>
      <text:p text:style-name="P15">http://ftp5.gwdg.de/pub/misc/openstreetmap/planet.openstreetmap.org/replication/day/</text:p>
      <text:p text:style-name="P1"/>
      <text:p text:style-name="P77">Arquivos Land, Water, <text:span text:style-name="T18">Admin0 e Admin1</text:span>:</text:p>
      <text:p text:style-name="P22">http://data.openstreetmapdata.com/land-polygons-split-4326.zip</text:p>
      <text:p text:style-name="P22">http://data.openstreetmapdata.com/water-polygons-split-4326.zip</text:p>
      <text:p text:style-name="P24">http://www.naturalearthdata.com/downloads/10m-cultural-vectors/</text:p>
      <text:p text:style-name="P38"><text:tab/><text:tab/>- ne_10m_admin_1_states_provinces.zip</text:p>
      <text:p text:style-name="P40"><text:tab/><text:tab/>- ne_10m_admin_0_countries.zip</text:p>
      <text:p text:style-name="P98"><text:tab/><text:tab/>- ne_10m_time_zones.zip</text:p>
      <text:p text:style-name="P97"/>
      <text:p text:style-name="P68"/>
      <text:p text:style-name="P68">Tunning do PostgreSQL:</text:p>
      <text:p text:style-name="P13">Criar pasta para o tablespace.</text:p>
      <text:p text:style-name="P1"><text:span text:style-name="T6">Dar acesso ao usuário </text:span><text:span text:style-name="T1">postgres:postgres</text:span> <text:span text:style-name="T6">na pasta do tablespace.</text:span></text:p>
      <text:p text:style-name="P1"/>
      <text:p text:style-name="P107"><text:span text:style-name="T1">postgresql.conf </text:span><text:span text:style-name="T2">para uma máquina com 32 GB de RAM</text:span></text:p>
      <text:p text:style-name="P14">default_statistics_target <text:s/><text:tab/><text:tab/><text:tab/>500</text:p>
      <text:p text:style-name="P14">max_connections <text:tab/><text:tab/><text:tab/><text:tab/>200</text:p>
      <text:p text:style-name="P3">shared_buffers <text:tab/><text:tab/> <text:tab/><text:tab/><text:span text:style-name="T7">6</text:span>GB</text:p>
      <text:p text:style-name="P3">work_mem <text:tab/><text:tab/><text:tab/> <text:tab/><text:tab/><text:span text:style-name="T7">157286kB</text:span></text:p>
      <text:p text:style-name="P1">maintenance_work_mem <text:tab/><text:tab/> <text:tab/><text:tab/><text:span text:style-name="T7">2GB</text:span></text:p>
      <text:p text:style-name="P8">fsync <text:tab/><text:tab/><text:tab/><text:tab/> <text:tab/><text:tab/>off (habilitar novamente depois <text:span text:style-name="T28">da importação</text:span>)</text:p>
      <text:p text:style-name="P1">autovacuum <text:tab/><text:tab/><text:tab/> <text:tab/><text:tab/>off (habilitar novamente depois <text:span text:style-name="T28">da importação</text:span>)</text:p>
      <text:p text:style-name="P1">checkpoint_segments <text:tab/><text:tab/><text:tab/><text:tab/>60</text:p>
      <text:p text:style-name="P14">min_wal_size <text:tab/><text:tab/><text:tab/><text:tab/><text:tab/>2GB</text:p>
      <text:p text:style-name="P14">max_wal_size <text:tab/><text:tab/><text:tab/><text:tab/><text:tab/>4GB</text:p>
      <text:p text:style-name="P14">checkpoint_completion_target <text:tab/><text:tab/>0.9</text:p>
      <text:p text:style-name="P14">wal_buffers <text:tab/><text:tab/><text:tab/><text:tab/><text:tab/>16MB</text:p>
      <text:p text:style-name="P1">random_page_cost <text:tab/><text:tab/> <text:tab/><text:tab/>1.1</text:p>
      <text:p text:style-name="P1">effective_io_concurrency <text:tab/> <text:tab/><text:tab/>2</text:p>
      <text:p text:style-name="P14">effective_cache_size <text:tab/><text:tab/><text:tab/><text:tab/>18GB</text:p>
      <text:p text:style-name="P1">temp_tablespace <text:tab/><text:tab/> <text:tab/><text:tab/>’<text:span text:style-name="T6">&lt;TABLESPACE_NOME&gt;</text:span>’</text:p>
      <text:p text:style-name="P106">listen_address <text:tab/><text:tab/><text:tab/> <text:tab/>‘*’</text:p>
      <text:p text:style-name="P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text:soft-page-break/>Criar Banco de Dados para o OSM:</text:p>
      <text:p text:style-name="P3"/>
      <text:p text:style-name="P3">$psql&gt; create tablespace <text:span text:style-name="T6">&lt;TABLESPACE_NOME&gt;</text:span> location '<text:span text:style-name="T7">&lt;CAMINHO_TABLESPACE&gt;</text:span>';</text:p>
      <text:p text:style-name="P3">$psql&gt; CREATE DATABASE osm WITH OWNER postgres tablespace <text:span text:style-name="T6">&lt;TABLESPACE_NOME&gt;</text:span>;</text:p>
      <text:p text:style-name="P1">$psql&gt; \connect osm;</text:p>
      <text:p text:style-name="P1">$psql&gt; CREATE EXTENSION postgis; </text:p>
      <text:p text:style-name="P1">$psql&gt; CREATE EXTENSION postgis_topology; </text:p>
      <text:p text:style-name="P1">$psql&gt; CREATE EXTENSION hstore;</text:p>
      <text:p text:style-name="P1">$psql&gt; \q</text:p>
      <text:p text:style-name="P1">$psql&gt; exit</text:p>
      <text:p text:style-name="P1"/>
      <text:p text:style-name="P72">Reiniciar o PostgreSQL.</text:p>
      <text:p text:style-name="P1"/>
      <text:p text:style-name="P68">Importar o OSM para o PostgreSQL <text:span text:style-name="T10">(rodar com </text:span><text:span text:style-name="T12">nohup</text:span><text:span text:style-name="T10"> pois demora)</text:span>:</text:p>
      <text:p text:style-name="P73">(Exemplo no arquivo import-osm-data.sh)</text:p>
      <text:p text:style-name="P1"/>
      <text:p text:style-name="P2"><text:span text:style-name="T4">/usr/local/bin/osm2pgsql --number-processes 8 --flat-nodes /opt/osm/data/osm_flat_nodes.db <text:s/>--latlong --verbose </text:span><text:span text:style-name="T13">--</text:span><text:span text:style-name="T15">create</text:span><text:span text:style-name="T4"> --hstore --slim --cache 20000 --database osm --username postgres --host 127.0.0.1 --style /opt/osm/data/default.style &lt;ARQUIVO_PBF&gt;</text:span></text:p>
      <text:p text:style-name="P111"/>
      <text:p text:style-name="P74">SE FOR NECESSÁRIO IMPORTAÇÕES ADICIONAIS DE OUTROS EXTRATOS PBF:</text:p>
      <text:p text:style-name="P68"/>
      <text:p text:style-name="P6"><text:span text:style-name="T4">/usr/local/bin/osm2pgsql --number-processes 8 --flat-nodes /opt/osm/data/osm_flat_nodes.db <text:s/>--latlong --verbose </text:span><text:span text:style-name="T13">--</text:span><text:span text:style-name="T14">append</text:span><text:span text:style-name="T4"> --hstore --slim --cache 20000 --database osm --username postgres --host 127.0.0.1 --style /opt/osm/data/default.style &lt;ARQUIVO_PBF&gt;</text:span></text:p>
      <text:p text:style-name="P69"/>
      <text:p text:style-name="P74">Atenção ao parâmetro –append e –create para não apagar os dados anteriores!</text:p>
      <text:p text:style-name="P113"/>
      <text:p text:style-name="P103">Atenção:</text:p>
      <text:p text:style-name="P114">Não apagar o arquivo <text:span text:style-name="T4">osm_flat_nodes.db pois é necessário para posterior atualização dos dados.</text:span></text:p>
      <text:p text:style-name="P104"/>
      <text:p text:style-name="P68">Criar as <text:span text:style-name="T28">visões</text:span> das camadas no PostgreSQL:</text:p>
      <text:p text:style-name="P4"><text:span text:style-name="T8">Usar o arquivo</text:span> <text:span text:style-name="T8">create_views.sql</text:span></text:p>
      <text:p text:style-name="P19">Verificar no banco de dados se as visões foram criadas.</text:p>
      <text:p text:style-name="P19"/>
      <text:p text:style-name="P73">Importar arquivos SHP para o banco:</text:p>
      <text:p text:style-name="P17">Usar o arquivo import-shapes.sh após verificar o caminho correto dos arquivos.</text:p>
      <text:p text:style-name="P68"/>
      <text:p text:style-name="P68">Instalar estilos no Geoserver:</text:p>
      <text:p text:style-name="P1"><text:span text:style-name="T8">Criar Workspace</text:span> 'osm' <text:span text:style-name="T8">no</text:span> GeoServer</text:p>
      <text:p text:style-name="P4"><text:span text:style-name="T8">Criar Datastore PostGIS</text:span> <text:span text:style-name="T8">no</text:span> GeoServer <text:span text:style-name="T8">com o nome </text:span>'openstreetmap' apontando para o banco 'osm'. </text:p>
      <text:p text:style-name="P1">NÃO PUBLICAR AS CAMADAS. ISSO SERÁ FEITO AUTOMATICAMENTE PELO SCRIPT 'SLD_create.sh'</text:p>
      <text:p text:style-name="P16">NÃO MUDAR OS NOMES. SÃO USADOS NOS SCRIPTS DE CRIAÇÃO DE CAMADAS. </text:p>
      <text:p text:style-name="P1"/>
      <text:p text:style-name="P16">Ir para a pasta de estilos SLD.</text:p>
      <text:p text:style-name="P16">Dar permissão 0777 no arquivo <text:span text:style-name="T9">SLD_create.sh</text:span></text:p>
      <text:p text:style-name="P16">Editar o arquivo <text:span text:style-name="T9">SLD_create.sh </text:span>e ajustar o endereço do Geoserver, usuário e senha.</text:p>
      <text:p text:style-name="P106"/>
      <text:p text:style-name="P1">restapi=http://<text:span text:style-name="T8">&lt;IP&gt;</text:span>:8080/geoserver/rest </text:p>
      <text:p text:style-name="P1">login=admin:geoserver</text:p>
      <text:p text:style-name="P1">workspace=osm</text:p>
      <text:p text:style-name="P106">store=openstreetmap</text:p>
      <text:p text:style-name="P1"/>
      <text:p text:style-name="P16">Executar o arquivo <text:span text:style-name="T9">SLD_create.sh</text:span></text:p>
      <text:p text:style-name="P16">Verificar no Geoserver se as camadas e estilos foram criados.</text:p>
      <text:p text:style-name="P1"/>
      <text:p text:style-name="P9"/>
      <text:p text:style-name="P110"><text:span text:style-name="T3">Criar os estilos para as camadas</text:span><text:span text:style-name="T1"> </text:span><text:span text:style-name="T3">admin0_countries</text:span><text:span text:style-name="T1"> e admin1_</text:span><text:span text:style-name="T3">states</text:span><text:span text:style-name="T1"> no Geoserver </text:span><text:span text:style-name="T3">usando os</text:span><text:span text:style-name="T1"> arquivos SLD equivalentes </text:span><text:span text:style-name="T3">(admin0_countries.sld</text:span><text:span text:style-name="T1"> e admin1_</text:span><text:span text:style-name="T3">states.sld) e aplicá-los nas camadas.</text:span></text:p>
      <text:p text:style-name="P10"/>
      <text:p text:style-name="P1"/>
      <text:p text:style-name="P1"/>
      <text:p text:style-name="P1"/>
      <text:p text:style-name="P1"/>
      <text:p text:style-name="P75"/>
      <text:p text:style-name="P75"/>
      <text:p text:style-name="P75"/>
      <text:p text:style-name="P63"><text:soft-page-break/>Atualizando com o osmosis : Método 1 <text:span text:style-name="T37">( preferencial )</text:span></text:p>
      <text:p text:style-name="P90"/>
      <text:p text:style-name="P75">Preparar para atualizações (supondo que a pasta atual é /opt/osm/<text:span text:style-name="T27">data/</text:span>osmupdates/):</text:p>
      <text:p text:style-name="P1"/>
      <text:p text:style-name="P18">Criar pasta /opt/osm/<text:span text:style-name="T27">data/</text:span>osmupdates/tmp</text:p>
      <text:p text:style-name="P1"/>
      <text:p text:style-name="P18">Executar:</text:p>
      <text:p text:style-name="P18">$ export JAVACMD_OPTIONS="-Djava.io.tmpdir=/opt/osm/<text:span text:style-name="T27">data/</text:span>osmupdates/tmp" <text:line-break/>$ /opt/osm/sources/osmosis/bin/osmosis --rrii workingDirectory=.<text:line-break/></text:p>
      <text:p text:style-name="P75">Editar o arquivo 'configuration.txt' e modificar 'baseUrl':</text:p>
      <text:p text:style-name="P96">baseUrl=http://ftp5.gwdg.de/pub/misc/openstreetmap/planet.openstreetmap.org/replication/day/</text:p>
      <text:p text:style-name="P75"/>
      <text:p text:style-name="P19">Baixar o arquivo 'state.txt' que está neste mesmo endereço e substituir o atual.</text:p>
      <text:p text:style-name="P19">Editar o arquivo <text:span text:style-name="T9">'</text:span>update-diffs.sh<text:span text:style-name="T9">' </text:span>e verificar os diretórios e dados de conexão do banco de dados se estão corretos.</text:p>
      <text:p text:style-name="P19"/>
      <text:p text:style-name="P20"><text:span text:style-name="T17">IMPORTANTE: Os passos a seguir deverão ser c</text:span>omo <text:span text:style-name="T11">root</text:span>:</text:p>
      <text:p text:style-name="P20"/>
      <text:p text:style-name="P76">Criar um cron job</text:p>
      <text:p text:style-name="P20">$ crontab -e</text:p>
      <text:p text:style-name="P20"/>
      <text:p text:style-name="P76">Acrescentar aos jobs existentes <text:span text:style-name="T28">(verificar os diretórios a seguir se estão corretos)</text:span>:</text:p>
      <text:p text:style-name="P20">(Executar as atualizações todos os dias às 23:00h)</text:p>
      <text:p text:style-name="P20"/>
      <text:p text:style-name="P34">00 23 * * * /opt/osm/data/osmupdates/update.sh 1&gt; /opt/osm/data/osmupdates/update.log 2&gt; /opt/osm/data/osmupdates/error.log</text:p>
      <text:p text:style-name="P20"/>
      <text:p text:style-name="P108">Verificar o<text:span text:style-name="T28">s</text:span> arquivo<text:span text:style-name="T28">s</text:span> update.log <text:span text:style-name="T28">e error.log</text:span> após 48 horas para ver se está atualizando.</text:p>
      <text:p text:style-name="P21"/>
      <text:p text:style-name="P63">Atualizando com o osmupdate : Método 2</text:p>
      <text:p text:style-name="P87"/>
      <text:p text:style-name="P90">Baixar e compilar o osmupdate:</text:p>
      <text:p text:style-name="P99">wget -O - http://m.m.i24.cc/osmupdate.c | cc -x c - -o osmupdate</text:p>
      <text:p text:style-name="P87"/>
      <text:p text:style-name="P87"/>
      <text:p text:style-name="P101">./osmupdate 2017-05-28T23:30:00Z -v --day change_file.osc.gz</text:p>
      <text:p text:style-name="P102"/>
      <text:p text:style-name="P101">Exemplos de URL de atualização:</text:p>
      <text:p text:style-name="P116">--base-url=mirror</text:p>
      <text:p text:style-name="P117">--base-url=http://planet.fosm.org/planet/ --base-url-suffix=-replicate</text:p>
      <text:p text:style-name="P117">--base-url=http://planet.openstreetmap.org/ --base-url-suffix=-replicate</text:p>
      <text:p text:style-name="P117">--base-url=http://planet.openstreetmap.org/redaction-period/ --base-url-suffix=-replicate</text:p>
      <text:p text:style-name="P118">--base-url=download.geofabrik.de/europe/germany/bremen-updates</text:p>
      <text:p text:style-name="P66">Ajustes de desempenho:</text:p>
      <text:p text:style-name="P21"/>
      <text:p text:style-name="P87">Iniciar o Tomcat (catalina.sh) com as seguintes opções ($CATALINA_OPS):</text:p>
      <text:p text:style-name="P33">-Xms128m -Xmx5G -XX:SoftRefLRUPolicyMSPerMB=36000 -XX:+UseParNewGC <text:s/><text:span text:style-name="T31">-Dorg.geotools.coverage.jaiext.enabled=true</text:span></text:p>
      <text:p text:style-name="P21"/>
      <text:p text:style-name="P87">No Geoserver:</text:p>
      <text:p text:style-name="P32">- Ativar GeoWebCache</text:p>
      <text:p text:style-name="P32">- Usar sempre PNG8</text:p>
      <text:p text:style-name="P32">- Criar novo BlobStore em disco</text:p>
      <text:p text:style-name="P32">- Definir o novo blobstore nas camadas desejadas.</text:p>
      <text:p text:style-name="P21"/>
      <text:p text:style-name="P87">Editar o web.xml do Geoserver (webapps/geoserver/WEB_INF/):</text:p>
      <text:p text:style-name="P32">- Trocar a estratégia de PARTIAL-BUFFER para SPEED</text:p>
      <text:p text:style-name="P21"/>
      <text:p text:style-name="P89">Considerar:</text:p>
      <text:p text:style-name="P41">http://docs.geoserver.org/stable/en/user/configuration/image_processing/index.html#jai</text:p>
      <text:p text:style-name="P41">http://docs.geoserver.org/stable/en/user/production/java.html#install-native-jai-and-jai-image-i-o-extensions</text:p>
      <text:p text:style-name="P21"/>
      <text:p text:style-name="P112">Reiniciar o Tomcat.</text:p>
      <text:p text:style-name="P21"><text:soft-page-break/></text:p>
      <text:p text:style-name="P77">Dados técnicos:</text:p>
      <text:p text:style-name="P20"/>
      <text:p text:style-name="P79">Sistemas em execução</text:p>
      <text:p text:style-name="P23"><text:span text:style-name="T19"><text:tab/>: Apache Tomcat (8080), PostgreSQL (5432), Geoserver (8080), GeoNetwork (8080).</text:span><text:tab/></text:p>
      <text:p text:style-name="P78">Tamanho do banco de dados OSM no PostgreSQL<text:tab/></text:p>
      <text:p text:style-name="P26"><text:tab/>: 270 GB</text:p>
      <text:p text:style-name="P78">Tamanho do arquivo de atualização diária<text:tab/></text:p>
      <text:p text:style-name="P26"><text:tab/>: 60 <text:s/>MB</text:p>
      <text:p text:style-name="P88">Tamanho do cache de atualização (<text:span text:style-name="T30">/opt/osm/data/</text:span>osm_flat_nodes.db)</text:p>
      <text:p text:style-name="P36"><text:tab/>: 36 GB</text:p>
      <text:p text:style-name="P78"><text:span text:style-name="T29">Ciclo de</text:span> atualizações (acesso à internet para baixar o arquivo)<text:tab/></text:p>
      <text:p text:style-name="P26"><text:tab/>: diária (23:00h)</text:p>
      <text:p text:style-name="P80">Porta usada para baixar o arquivo de atualização<text:tab/></text:p>
      <text:p text:style-name="P27"><text:tab/>: 80 (http)</text:p>
      <text:p text:style-name="P80">Origem do arquivo de atualização<text:tab/><text:tab/></text:p>
      <text:p text:style-name="P27"><text:tab/>: <text:span text:style-name="T21">http://ftp5.gwdg.de/pub/misc/openstreetmap/planet.openstreetmap.org/replication/day/</text:span><text:span text:style-name="T19"> </text:span></text:p>
      <text:p text:style-name="P85">Destinho do arquivo de atualização (temporário)</text:p>
      <text:p text:style-name="P82"><text:tab/><text:span text:style-name="T20">: </text:span><text:span text:style-name="T22">/opt/osm/data/osmupdates/</text:span></text:p>
      <text:p text:style-name="P81">Demais acessos do servidor para rede externa (internet)</text:p>
      <text:p text:style-name="P28"><text:tab/>: Nenhum</text:p>
      <text:p text:style-name="P83">Acessos <text:span text:style-name="T26">externos </text:span>para serviços <text:span text:style-name="T26">no servidor</text:span></text:p>
      <text:p text:style-name="P29"><text:tab/>: porta 8080 (Tomcat <text:tab/>- <text:span text:style-name="T26">Usuários - </text:span>Acesso aos mapas <text:span text:style-name="T26">e serviços</text:span>)</text:p>
      <text:p text:style-name="P29"><text:tab/>: porta 5432 (PosgreSQL – <text:span text:style-name="T26">Técnicos - </text:span>Ferramenta de administração do banco)</text:p>
      <text:p text:style-name="P29"><text:tab/>: <text:span text:style-name="T26">porta **** (SSH – Técnicos – Acesso para manutenção do servidor)</text:span></text:p>
      <text:p text:style-name="P84">Caminho do cache de imagens do Geoserver</text:p>
      <text:p text:style-name="P30"><text:tab/>: /opt/osm/apache-tomcat-9.0.0.M17/webapps/geoserver/data/blobstores/</text:p>
      <text:p text:style-name="P86">Duração do processo de atualização</text:p>
      <text:p text:style-name="P31"><text:tab/>: 4 horas para importar dados.</text:p>
      <text:p text:style-name="P31"><text:tab/>: 2 horas para atualizar as views no banco e reindexar.</text:p>
      <text:p text:style-name="P30"/>
      <text:p text:style-name="P25">Os arquivos de atualização são apagados após serem importados para o banco de dados.</text:p>
      <text:p text:style-name="P25">Os dados no banco podem sofrer acréscimo, edição ou remoção, não significando que o banco aumente seu tamanho em 60MB após cada atualização.</text:p>
      <text:p text:style-name="P23"/>
      <text:p text:style-name="P31">Durante o processo de atualização a taxa de utilização do disco (I/O) chegará a 100% podendo deixar alguns serviços lentos ou indisponíveis.</text:p>
      <text:p text:style-name="P23"/>
      <text:p text:style-name="P25">Durante o acesso aos mapas, o PostgreSQL poderá <text:span text:style-name="T27">momentaneamente </text:span>consumir até 100% de utilização de disco (I/O) caso o Geoserver não tenha criado imagens de cache para a área acessada.</text:p>
      <text:p text:style-name="P109"/>
      <text:p text:style-name="P35"/>
      <text:p text:style-name="P115">Durante o processo de atualização, o servidor Tomcat será desabilitado, interrompendo os sistemas para poupar memória e disco. <text:span text:style-name="T28">A atualização dura aproximadamente 6 horas.</text:span></text:p>
      <text:p text:style-name="P35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64"><text:soft-page-break/><text:span text:style-name="T32">Instalar linhas de c</text:span>ontornos de altitude</text:p>
      <text:p text:style-name="P47"><text:a xlink:type="simple" xlink:href="http://katze.tfiu.de/projects/phyghtmap/phyghtmap.1.html" text:style-name="Internet_20_link" text:visited-style-name="Visited_20_Internet_20_Link"><text:span text:style-name="T33"/></text:a></text:p>
      <text:p text:style-name="P47"><text:a xlink:type="simple" xlink:href="http://katze.tfiu.de/projects/phyghtmap/phyghtmap.1.html" text:style-name="Internet_20_link" text:visited-style-name="Visited_20_Internet_20_Link"><text:span text:style-name="T33">http://katze.tfiu.de/projects/phyghtmap/phyghtmap.1.html</text:span></text:a></text:p>
      <text:p text:style-name="P43"><text:a xlink:type="simple" xlink:href="http://katze.tfiu.de/projects/phyghtmap/#Usage" text:style-name="Internet_20_link" text:visited-style-name="Visited_20_Internet_20_Link"><text:span text:style-name="T33">http://katze.tfiu.de/projects/phyghtmap/#Usage</text:span></text:a></text:p>
      <text:p text:style-name="P105"/>
      <text:p text:style-name="P42">apt-get install python-matplotlib</text:p>
      <text:p text:style-name="P42"/>
      <text:p text:style-name="P46">wget http://katze.tfiu.de/projects/phyghtmap/phyghtmap_1.80-1_all.deb</text:p>
      <text:p text:style-name="P42">dpkg -i phyghtmap_1.80-1_all.deb</text:p>
      <text:p text:style-name="P37"/>
      <text:p text:style-name="P92">Baixar e converter em PBF os arquivod HGT da NASA <text:span text:style-name="T41">(toda a América do Sul)</text:span>:</text:p>
      <text:p text:style-name="P53"/>
      <text:p text:style-name="P122">phyghtmap --pbf –<text:span text:style-name="T43">no-zero-contour –output-prefix contour –line-cat=500,100 –step=20 --jobs=8 </text:span>--srtm=1 --a <text:span text:style-name="T44">-44.978:-23.383:-40.902:-20.705</text:span> --earthdata-user=icemagno --earthdata-password=Antares2#2 </text:p>
      <text:p text:style-name="P45"/>
      <text:p text:style-name="P59">( Somente a área metropolitana do RJ : -43.7544:-23.2363:-42.0378:-22.3183 )</text:p>
      <text:p text:style-name="P61">( Som<text:span text:style-name="T42">e</text:span>nte o Brasil: -74.18:-33.87:-27.69:4.83 )</text:p>
      <text:p text:style-name="P119">( Estado do RJ : -44.978:-23.383:-40.902:-20.705 )</text:p>
      <text:p text:style-name="P119"/>
      <text:p text:style-name="P120">Ferramenta online para identificar os arquivos DEM (HGT) por região: http://dwtkns.com/srtm30m/</text:p>
      <text:p text:style-name="P45"/>
      <text:p text:style-name="P93">Consolidar todos os arquivos PBF em um só:</text:p>
      <text:p text:style-name="P49"/>
      <text:p text:style-name="P95">Instalar o osmium:</text:p>
      <text:p text:style-name="P56"/>
      <text:p text:style-name="P54">Debian Jessie, adicionar ao /etc/apt/sources.list:</text:p>
      <text:p text:style-name="P54">deb http://ftp.debian.org/debian jessie-backports main</text:p>
      <text:p text:style-name="P49"/>
      <text:p text:style-name="P54">apt-get install osmium-tool</text:p>
      <text:p text:style-name="P49"/>
      <text:p text:style-name="P56">Garantir que não haja um consolidado, senão haverá duplicidade de dados:</text:p>
      <text:p text:style-name="P55">rm -f <text:s/><text:span text:style-name="T38">consolidado.</text:span>osm.pbf</text:p>
      <text:p text:style-name="P55"/>
      <text:p text:style-name="P56">Consolidar todos os PBF em um só:</text:p>
      <text:p text:style-name="P55">osmium merge --verbose *.osm.pbf -o <text:span text:style-name="T38">consolidado</text:span>.osm.pbf --overwrite</text:p>
      <text:p text:style-name="P49"/>
      <text:p text:style-name="P60">Criar o banco de dados “<text:span text:style-name="T39">contour” </text:span>e adicionar as extensões do PostGIS e hstore.</text:p>
      <text:p text:style-name="P49"/>
      <text:p text:style-name="P94">Importar para o PostgreSQL:</text:p>
      <text:p text:style-name="P49"/>
      <text:p text:style-name="P48">osm2pgsql <text:s/>--verbose --create --hstore --style ./srtm.style --database contour --username postgres -W --host 127.0.0.1 <text:span text:style-name="T38">consolidado</text:span>.osm.pbf</text:p>
      <text:p text:style-name="P37"/>
      <text:p text:style-name="P92">Criar uma tabela para ficar com um nome amigável:</text:p>
      <text:p text:style-name="P53"/>
      <text:p text:style-name="P44">drop <text:span text:style-name="T36">table</text:span> if exists "contours_line";</text:p>
      <text:p text:style-name="P44">create <text:span text:style-name="T36">table</text:span> "contours_line" AS (</text:p>
      <text:p text:style-name="P44"><text:s text:c="2"/>SELECT osm_id, way,ele as elevation, contour_ext as cont_ext</text:p>
      <text:p text:style-name="P44"><text:s text:c="2"/>FROM planet_osm_line</text:p>
      <text:p text:style-name="P44">);</text:p>
      <text:p text:style-name="P44"/>
      <text:p text:style-name="P44"/>
      <text:p text:style-name="P65">srtm.style</text:p>
      <text:p text:style-name="P39"/>
      <text:p text:style-name="P48"># OsmType <text:s/>Tag <text:s text:c="9"/>DataType <text:s text:c="4"/>Flags</text:p>
      <text:p text:style-name="P48">node,way <text:s text:c="2"/>contour <text:s text:c="5"/>text <text:s text:c="8"/>linear</text:p>
      <text:p text:style-name="P48">node,way <text:s text:c="2"/>contour_ext <text:s/>text <text:s text:c="8"/>linear</text:p>
      <text:p text:style-name="P48">node,way <text:s text:c="2"/>ele <text:s text:c="9"/>text <text:s text:c="8"/>linear</text:p>
      <text:p text:style-name="P37"/>
      <text:p text:style-name="P37"/>
      <text:p text:style-name="P91">Criar a camada no Geoserver apontando para a tabela <text:span text:style-name="T35">"contours_line" </text:span>e decorar com o estilo “contornos.sld”.</text:p>
      <text:p text:style-name="P37"/>
      <text:p text:style-name="P37"/>
      <text:p text:style-name="P37"/>
      <text:p text:style-name="P37"/>
      <text:p text:style-name="P37"/>
      <text:p text:style-name="P37"/>
      <text:p text:style-name="P67"><text:soft-page-break/>Criar imagens de relevo</text:p>
      <text:p text:style-name="P37"/>
      <text:p text:style-name="P37"/>
      <text:p text:style-name="P50">Aproveitar os arquivos HGT baixados pelo <text:span text:style-name="T35">phyghtmap </text:span>na criação das linhas de contorno.</text:p>
      <text:p text:style-name="P50"/>
      <text:p text:style-name="P91">Instalar o UbuntuGIS no repositório e instalar as bibliotecas GDAL.</text:p>
      <text:p text:style-name="P51"/>
      <text:p text:style-name="P51">add-apt-repository ppa:ubuntugis/ppa &amp;&amp; sudo apt-get update</text:p>
      <text:p text:style-name="P51">sudo apt-get install gdal-bin</text:p>
      <text:p text:style-name="P51"/>
      <text:p text:style-name="P91">Construir um arquivo VRT com os HGT:</text:p>
      <text:p text:style-name="P91"/>
      <text:p text:style-name="P100">Criar um arquivo com a lista de todos os HGT baixados:</text:p>
      <text:p text:style-name="P51"/>
      <text:p text:style-name="P57">ls hgt/SRTM1v3.0/*.hgt &gt; list_of_files.txt</text:p>
      <text:p text:style-name="P51"/>
      <text:p text:style-name="P58">Criar o arquivo VRT:</text:p>
      <text:p text:style-name="P51"/>
      <text:p text:style-name="P52">gdalbuildvrt <text:span text:style-name="T40">-input_file_list list_of_files.txt -overwrite -addalpha imagens.vrt</text:span></text:p>
      <text:p text:style-name="P51"/>
      <text:p text:style-name="P91">Consolidar todos os HGT em um único GeoTIFF, com a resolução apropriada:</text:p>
      <text:p text:style-name="P51"/>
      <text:p text:style-name="P51">gdal_translate -tr 0.000170 0.000170 -r cubicspline -of GTiff imagens.vrt imagem.tif</text:p>
      <text:p text:style-name="P51"/>
      <text:p text:style-name="P91">Criar o GeoTIFF final, para importar no Geoserver:</text:p>
      <text:p text:style-name="P51"/>
      <text:p text:style-name="P51">gdaldem hillshade -co TILED=YES -co compress=lzw -s 111120 -z <text:span text:style-name="T45">5</text:span> -az 315 -alt 60 -combined -compute_edges imagem.tif final.tif</text:p>
      <text:p text:style-name="P51"/>
      <text:p text:style-name="P92">Criar a camada no Geoserver e decorar com o estilo “relevo.sld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5:22:21.382000000</meta:creation-date>
    <dc:date>2017-06-06T14:35:11.072000000</dc:date>
    <meta:editing-duration>PT12H54M38S</meta:editing-duration>
    <meta:editing-cycles>76</meta:editing-cycles>
    <meta:generator>LibreOffice/5.2.0.4$Windows_x86 LibreOffice_project/066b007f5ebcc236395c7d282ba488bca6720265</meta:generator>
    <meta:print-date>2017-05-29T13:14:13.710000000</meta:print-date>
    <meta:document-statistic meta:table-count="0" meta:image-count="0" meta:object-count="0" meta:page-count="6" meta:paragraph-count="215" meta:word-count="1363" meta:character-count="11028" meta:non-whitespace-character-count="9717"/>
  </office:meta>
</office:document-meta>
</file>